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text-properties style:use-window-font-color="true" style:font-name="Times New Roman2" fo:font-size="12pt" fo:font-style="normal" style:font-size-asian="12pt" style:font-style-asian="normal" style:font-size-complex="12pt"/>
    </style:style>
    <style:style style:name="P37" style:family="paragraph" style:parent-style-name="UrbanBody" style:list-style-name="L7">
      <style:text-properties style:use-window-font-color="true" style:font-name="Times New Roman2" fo:font-size="12pt" fo:font-style="normal" style:font-size-asian="12pt" style:font-style-asian="normal" style:font-size-complex="12pt"/>
    </style:style>
    <style:style style:name="P38" style:family="paragraph" style:parent-style-name="UrbanBody">
      <style:text-properties style:use-window-font-color="true" style:font-name="Times New Roman1" fo:font-size="12pt" fo:font-style="normal" style:font-size-asian="12pt" style:font-style-asian="normal" style:font-size-complex="12pt"/>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text-position="super 58%" fo:font-style="normal" style:text-underline-style="solid" style:text-underline-width="auto" style:text-underline-color="font-color" fo:font-weight="normal" style:font-style-asian="normal" style:font-weight-asian="normal"/>
    </style:style>
    <style:style style:name="T19" style:family="text">
      <style:text-properties style:text-position="super 58%" fo:letter-spacing="0.004cm" fo:language="fr" fo:country="BE"/>
    </style:style>
    <style:style style:name="T20" style:family="text">
      <style:text-properties fo:language="zxx" fo:country="none"/>
    </style:style>
    <style:style style:name="T21" style:family="text">
      <style:text-properties fo:language="zxx" fo:country="none" fo:font-style="normal" fo:font-weight="normal" style:font-style-asian="normal" style:font-weight-asian="normal"/>
    </style:style>
    <style:style style:name="T22" style:family="text">
      <style:text-properties fo:font-weight="normal" style:font-weight-asian="normal" style:font-weight-complex="normal"/>
    </style:style>
    <style:style style:name="T23" style:family="text">
      <style:text-properties fo:language="fr" fo:country="BE"/>
    </style:style>
    <style:style style:name="T24" style:family="text">
      <style:text-properties fo:language="fr" fo:country="BE" fo:font-style="normal" fo:font-weight="normal" style:font-style-asian="normal" style:font-weight-asian="normal"/>
    </style:style>
    <style:style style:name="T25" style:family="text">
      <style:text-properties fo:letter-spacing="0.004cm" fo:language="fr" fo:country="BE"/>
    </style:style>
    <style:style style:name="T26" style:family="text">
      <style:text-properties fo:font-size="11pt" style:font-size-asian="11pt" style:font-size-complex="11pt"/>
    </style:style>
    <style:style style:name="T27" style:family="text">
      <style:text-properties style:font-name="Times New Roman2"/>
    </style:style>
    <style:style style:name="T28" style:family="text">
      <style:text-properties style:font-name="Times New Roman2" fo:font-style="normal" fo:font-weight="normal" style:font-style-asian="normal" style:font-weight-asian="normal"/>
    </style:style>
    <style:style style:name="T29" style:family="text">
      <style:text-properties fo:font-size="12pt" fo:language="fr" fo:country="BE" fo:font-style="italic" style:text-underline-style="none" style:font-size-asian="12pt" style:font-style-asian="italic" style:font-style-complex="italic"/>
    </style:style>
    <style:style style:name="T3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5"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40"><text:span text:style-name="T32">do text</text:span></text:p><text:p text:style-name="P40"><text:span text:style-name="T32">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9"><text:span text:style-name="T30">do text if not len(self.getApplicants()) &gt; 1</text:span></text:p><text:p text:style-name="P39"><text:span text:style-name="T31">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9"><text:span text:style-name="T30">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9"><text:span text:style-name="T36">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9"><text:span text:style-name="T30">do text</text:span></text:p><text:p text:style-name="P39"><text:span text:style-name="T31">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text:s/><office:annotation><dc:creator>Gauthier Bastien</dc:creator><dc:date>2011-02-21T09:23:46</dc:date><text:p text:style-name="P39"><text:span text:style-name="T31">do text if not len(self.getApplicants()) &gt; 1</text:span></text:p></office:annotation><text:text-input text:description="Titre du demandeur">applicantobj.getPersonTitleValue()</text:text-input> <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1"><text:text-input text:description="Date du récépissé">tool.formatDate(self.getLastDeposit().getEventDate())</text:text-input></text:span><text:span text:style-name="T21"> </text:span><text:span text:style-name="T5">;</text:span></text:p>
      <text:p text:style-name="P7"><text:span text:style-name="T20"><office:annotation><dc:creator>sde </dc:creator><dc:date>2011-08-30T09:24:33</dc:date><text:p text:style-name="P39"><text:span text:style-name="T32">do text if len(self.getAllMissingPartDeposits()) == 1</text:span></text:p></office:annotation></text:span><text:span text:style-name="T20">Considérant que cette demande était incomplète, que celle-ci a été complétée en date du </text:span><text:span text:style-name="T20"><text:text-input text:description="Date du récépissé">tool.formatDate(self.getAllMissingPartDeposits()[0].getEventDate())</text:text-input></text:span><text:span text:style-name="T20"> ;</text:span></text:p>
      <text:section text:style-name="Sect1" text:name="Section4">
        <text:p text:style-name="P4"><text:span text:style-name="T5"><office:annotation><dc:creator>sde </dc:creator><dc:date>2011-08-30T09:24:33</dc:date><text:p text:style-name="P39"><text:span text:style-name="T32">do section- for ack in self.getAllMissingPartDeposits()[:-1]</text:span></text:p></office:annotation></text:span><text:span text:style-name="T5">en date du </text:span><text:span text:style-name="T21"><text:text-input text:description="Date du récépissé">tool.formatDate(deposit.getEventDate())</text:text-input></text:span><text:span text:style-name="T21">,</text:span></text:p>
      </text:section>
      <text:p text:style-name="P4"><text:span text:style-name="T21"><office:annotation><dc:creator>sde </dc:creator><dc:date>2011-08-30T09:48:32</dc:date><text:p text:style-name="P39"><text:span text:style-name="T35">do text if len(self.getAllMissingPartDeposits()) &gt; 1</text:span></text:p></office:annotation></text:span><text:span text:style-name="T21">et en date du </text:span><text:span text:style-name="T21"><text:text-input text:description="Date du récépissé">tool.formatDate(self.getAllMissingPartDeposits()[-1].getEventDate())</text:text-input></text:span><text:span text:style-name="T21">.</text:span></text:p>
      <text:p text:style-name="P4"><text:span text:style-name="T5">Considérant que le dossier a été déclaré complet le </text:span><text:span text:style-name="T21"><text:text-input text:description="Date du récépissé">tool.formatDate(self.getLastAcknowledgment().getEventDate())</text:text-input></text:span><text:span text:style-name="T21"> par accusé de réception transmis le </text:span><text:soft-page-break/><text:span text:style-name="T21"><text:text-input text:description="Date du récépissé">tool.formatDate(self.getLastAcknowledgment().getTransmitDate())</text:text-input></text:span><text:span text:style-name="T21"> </text:span><text:span text:style-name="T5">;</text:span></text:p>
      <text:p text:style-name="P4"/>
      <text:p text:style-name="P4">Considérant qu'un certificat d'urbanisme n° 2 non périmé relatif à l'objet de la demande a été délivré en date le [DATE_CU2];</text:p>
      <text:p text:style-name="P4"/>
      <text:p text:style-name="P4">Considérant que le bien est situé en <text:span text:style-name="T21"><text:text-input text:description="Date du récépissé">self.displayValue(self.listZones(),self.get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6"><office:annotation><dc:creator>sde </dc:creator><dc:date>2011-08-05T08:21:16</dc:date><text:p text:style-name="P39"><text:span text:style-name="T33">do text if self.getIsInPCA()</text:span></text:p></office:annotation></text:span>Considérant que le bien est situé en zone d'habitat dans le périmètre du plan communal d'aménagement <text:span text:style-name="T22"><text:text-input text:description="Objet des travaux">self.getPca(theObject=True).getNumber()</text:text-input></text:span><text:span text:style-name="T22"> approuvé par Arrêté </text:span><text:span text:style-name="T22"><text:text-input text:description="Objet des travaux">self.getPca(theObject=True).getDecreeType()</text:text-input></text:span><text:span text:style-name="T22"> du </text:span><text:span text:style-name="T22"><text:text-input text:description="Objet des travaux">tool.formatDate(self.getPca(theObject=True).getDecreeDate(), translatemonth=True)</text:text-input></text:span><text:span text:style-name="T22"> , qui n'a cessé de produire ses effets pour le bien précité ;<text:line-break/></text:span></text:p>
      <text:p text:style-name="P4"><text:span text:style-name="T26"><office:annotation><dc:creator>sde </dc:creator><dc:date>2011-08-05T08:21:16</dc:date><text:p text:style-name="P39"><text:span text:style-name="T33">do text if self.getIsInSubdivision()</text:span></text:p></office:annotation></text:span>Considérant que le bien est situé sur le lot n° <text:span text:style-name="T22"><text:text-input text:description="Objet des travaux">self.getSubdivisionDetails()</text:text-input></text:span> dans le périmètre du lotissement <text:span text:style-name="T22"><text:text-input text:description="Objet des travaux">self.getParcellings().getLabel()</text:text-input></text:span><text:span text:style-name="T22"> </text:span>non périmé autorisé par [APP_LOT] <text:s/>le <text:span text:style-name="T22"><text:text-input text:description="Objet des travaux">tool.formatDate(self.getParcellings().getAuthorizationDate(), translatemonth=True)</text:text-input></text:span><text:span text:style-name="T22"><text:line-break/></text:span></text:p>
      <text:p text:style-name="P4"><office:annotation><dc:creator>sde </dc:creator><dc:date>2011-08-26T08:54:52</dc:date><text:p text:style-name="P39"><text:span text:style-name="T33">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9"><text:span text:style-name="T32">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9"><text:span text:style-name="T32">do text if self.getSSC()!=''</text:span></text:p></office:annotation>Considérant que le bien est situé en <text:span text:style-name="T5"><text:text-input text:description="Bien-Parcelles">self.getSSC()</text:text-input></text:span><text:span text:style-name="T5">  au schéma de structure communal entré en vigueur le 16 octobre 2000;<text:line-break/></text:span></text:p>
      <text:p text:style-name="P4"><text:span text:style-name="T5"><office:annotation><dc:creator>sde </dc:creator><dc:date>2011-08-31T08:53:15</dc:date><text:p text:style-name="P39"><text:span text:style-name="T32">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8">§</text:span><text:span text:style-name="T5"> 1er du Code précité ; que le bien est situé en </text:span><text:span text:style-name="T5"><text:text-input text:description="Bien-Parcelles">self.get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9"><text:span text:style-name="T33">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9"><text:span text:style-name="T33">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9"><text:span text:style-name="T33">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9"><text:span text:style-name="T32">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9"><text:span text:style-name="T32">do text if len(self.getCatchmentArea()) &gt; 0 and 'outside' not in </text:span><text:span text:style-name="T33">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2">do text if 'nonepuration' in self.templateRoadEquipments(self.getRoadEquipments()) </text:span><text:span text:style-name="T33">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2">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9"><text:span text:style-name="T32">do text if self.getImpactStudy()</text:span></text:p></office:annotation>Considérant que la demande de permis comprend une étude d'incidences sur l'environnement ;</text:p>
      <text:p text:style-name="P8"><office:annotation><dc:creator>sde </dc:creator><dc:date>2011-08-31T12:25:32</dc:date><text:p text:style-name="P39"><text:span text:style-name="T32">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9"><text:span text:style-name="T32">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706299379"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260079365"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269613377"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9"><text:span text:style-name="T32">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9"><text:span text:style-name="T32">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9"><text:span text:style-name="T32">do text if self.getLastInquiry() is not None and </text:span><text:span text:style-name="T33">self.getLastInquiry()</text:span><text:span text:style-name="T32">.getLinkedInquiry() is not None</text:span></text:p></office:annotation></text:span><text:span text:style-name="T14"><text:line-break/></text:span><text:span text:style-name="T14">Considérant que la demande a été soumise à des mesures particulières de publicité pour le motif suivant : </text:span>article <text:text-input text:description="Numéros des articles">self.displayValue(self.listInvestigationArticles(), self.getLastInquiry().getLinkedInquiry().getInvestigationArticles())</text:text-input> du C.W.A.T.U.P.E.:</text:p>
      <text:section text:style-name="Sect1" text:name="Section1">
        <text:list xml:id="list664449066" text:style-name="L4">
          <text:list-item>
            <text:p text:style-name="P34"><text:span text:style-name="T14"><office:annotation><dc:creator>Stéphan Geulette</dc:creator><dc:date>2011-04-11T21:05:37</dc:date><text:p text:style-name="P39"><text:span text:style-name="T31">do section- for article in self.getInvestigationArticles()</text:span></text:p></office:annotation></text:span><text:span text:style-name="T15"> </text:span><text:span text:style-name="T15"><office:annotation><dc:creator>Stéphan Geulette</dc:creator><dc:date>2011-04-11T13:26:13</dc:date><text:p text:style-name="P39"><text:span text:style-name="T34">do text</text:span></text:p><text:p text:style-name="P39"><text:span text:style-name="T34">from xhtml(</text:span><text:span text:style-name="T31">self.portal_urban.decorateHTML('UrbanBody',</text:span><text:span text:style-name="T34">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9"><text:span text:style-name="T32">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9"><text:span text:style-name="T32">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9"><text:span text:style-name="T32">do text if len(self.getDerogation()) &gt; 0</text:span></text:p></office:annotation>Considérant que la demande de permis n'est pas conforme <text:text-input text:description="Demandeurs">self.displayValue(self.listDerogations(), self.getDerogation())</text:text-input> pour les motifs suivants :<text:line-break/><text:text-input text:description="Demandeurs">self.getDerogationDetails()</text:text-input><text:line-break/></text:p>
      <text:p text:style-name="P8"><office:annotation><dc:creator>sde </dc:creator><dc:date>2011-08-29T09:46:33</dc:date><text:p text:style-name="P39"><text:span text:style-name="T32">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9"><text:span text:style-name="T32">do text if len(self.getDerogation()) &lt; 1</text:span></text:p></office:annotation>qu'une proposition motivée de dérogation n'a pas été adressée par le Collège Communal au Fonctionnaire délégué ; qu'une telle proposition n'est pas est requise</text:p>
      <text:p text:style-name="P8"/>
      <text:p text:style-name="P8">Considérant que la décision/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
      <text:p text:style-name="P8"><text:soft-page-break/>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7">§ 5, alinéa 2 du Code précité ;<text:line-break/></text:span></text:p>
      <text:p text:style-name="P21">[A CORRIGER]</text:p>
      <text:p text:style-name="P8"><text:span text:style-name="T27"><office:annotation><dc:creator>sde </dc:creator><dc:date>2011-08-29T10:19:22</dc:date><text:p text:style-name="P39"><text:span text:style-name="T32">do text if len(self.getAllOpinionRequestsNoDup()) &gt; 0</text:span></text:p></office:annotation></text:span><text:span text:style-name="T27">Considérant que les services ou commissions ci-après ont été consultés pour les motifs suivants :</text:span></text:p>
      <text:section text:style-name="Sect1" text:name="Section2">
        <text:list xml:id="list590861174" text:style-name="L5">
          <text:list-item>
            <text:p text:style-name="P35"><text:span text:style-name="T16"><office:annotation><dc:creator>sde </dc:creator><dc:date>2011-08-29T10:20:31</dc:date><text:p text:style-name="P39"><text:span text:style-name="T32">do section- for opinion in </text:span><text:span text:style-name="T33">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displayValue(opinion.listExternalDecisions(),opinion.get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9"><text:span text:style-name="T32">do section- for opinion in </text:span><text:span text:style-name="T33">self.getAllOpinionRequestsNoDup()</text:span></text:p></office:annotation><office:annotation><dc:creator>sde </dc:creator><dc:date>2011-08-31T11:38:47</dc:date><text:p text:style-name="P39"><text:span text:style-name="T32">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7">§</text:span> 2 du CWATUP, l'avis est réputé favorable ;</text:p>
        <text:p text:style-name="P21"/>
      </text:section>
      <text:p text:style-name="P8"><text:text-input text:description="Demandeurs">self.getAllTechnicalServiceOpinionRequests()</text:text-input></text:p>
      <text:p text:style-name="P21">Vu l'avis des Services Techniques sur le projet, libelé comme suit :</text:p>
      <text:list xml:id="list793100529" text:style-name="L6">
        <text:list-item>
          <text:p text:style-name="P36">Avis ST</text:p>
        </text:list-item>
      </text:list>
      <text:p text:style-name="P21"/>
      <text:list xml:id="list2030301698" text:style-name="L7">
        <text:list-item>
          <text:list>
            <text:list-item>
              <text:p text:style-name="P37">AVIS FAVORABLE aux conditions reprises à l'article 1er</text:p>
            </text:list-item>
            <text:list-item>
              <text:p text:style-name="P37">AVIS DÉFAVORABLE</text:p>
            </text:list-item>
          </text:list>
        </text:list-item>
      </text:list>
      <text:p text:style-name="P21"/>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8">er</text:span><text:span text:style-name="T5"> : </text:span><text:span text:style-name="T21">Le permis d'Urbanisme sollic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9"><text:span text:style-name="T32">do text</text:span></text:p><text:p text:style-name="P39"><text:span text:style-name="T32">from xhtml(self.portal_urban.decorateHTML('UrbanBody',self.getEquipmentAndRoadRequirements()))</text:span></text:p></office:annotation></text:span><text:span text:style-name="T4">bla</text:span></text:p>
      <text:p text:style-name="P13"/>
      <text:p text:style-name="UrbanTitle2">4) Remarques</text:p>
      <text:p text:style-name="P12"><text:span text:style-name="T24"><office:annotation><dc:creator>sde </dc:creator><dc:date>2011-08-29T11:30:00</dc:date><text:p text:style-name="P39"><text:span text:style-name="T32">do text</text:span></text:p><text:p><text:span text:style-name="T32">from xhtml(self.portal_urban.decorateHTML('UrbanBody',self.getTechnicalRemarks()))</text:span></text:p></office:annotation></text:span><text:span text:style-name="T24">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2">do section- if self.getPebType() == 'complete_process'</text:span></text:p></office:annotation>7) Respecter les articles 237/22<text:span text:style-name="T27">§</text:span>2-23 et 237/24<text:span text:style-name="T27">§</text:span>2-<text:span text:style-name="T27">§</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9"><text:span text:style-name="T30">do text</text:span></text:p><text:p text:style-name="P39"><text:span text:style-name="T31">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5">A défaut pour le permis de satisfaire aux points 1° à 5° de l'alinéa précédent, le fonctionnaire </text:span><text:soft-page-break/><text:span text:style-name="T23">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5">A défaut de notification dans le délai, le permis est annulé( – Décret-programme du 03 février 2005, art.71,al. 1</text:span><text:span text:style-name="T19">er</text:span><text:span text:style-name="T25">).</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29">- ving-cinq personnes inscrites au registre de la populationde la commune où le projet est situé s'il s'agit d'une commune comptant moins de dix mille habitants ;</text:span></text:span></text:p>
      <text:p text:style-name="P4"><text:span text:style-name="Character_20_Style_20_1"><text:span text:style-name="T29"/></text:span></text:p>
      <text:p text:style-name="P4"><text:span text:style-name="Character_20_Style_20_1"><text:span text:style-name="T29">-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29"/></text:span></text:p>
      <text:p text:style-name="P4"><text:span text:style-name="Character_20_Style_20_1"><text:span text:style-name="T29">-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29"/></text:span></text:p>
      <text:p text:style-name="P4"><text:span text:style-name="Character_20_Style_20_1"><text:span text:style-name="T29">-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29"/></text:span></text:p>
      <text:p text:style-name="P4"><text:span text:style-name="Character_20_Style_20_1"><text:span text:style-name="T29">-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9-01T13:37:39</dc:date>
    <dc:creator>sde </dc:creator>
    <meta:editing-duration>P2DT48M56S</meta:editing-duration>
    <meta:editing-cycles>284</meta:editing-cycles>
    <meta:generator>LibreOffice/3.3$Unix LibreOffice_project/330m19$Build-301</meta:generator>
    <meta:document-statistic meta:table-count="0" meta:image-count="0" meta:object-count="0" meta:page-count="11" meta:paragraph-count="177" meta:word-count="3874" meta:character-count="24724"/>
  </office:meta>
</office:document-meta>
</file>